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58cm"/>
    </style:style>
    <style:style style:name="co2" style:family="table-column">
      <style:table-column-properties fo:break-before="auto" style:column-width="2.723cm"/>
    </style:style>
    <style:style style:name="co3" style:family="table-column">
      <style:table-column-properties fo:break-before="auto" style:column-width="2.371cm"/>
    </style:style>
    <style:style style:name="co4" style:family="table-column">
      <style:table-column-properties fo:break-before="auto" style:column-width="3.145cm"/>
    </style:style>
    <style:style style:name="co5" style:family="table-column">
      <style:table-column-properties fo:break-before="auto" style:column-width="2.82cm"/>
    </style:style>
    <style:style style:name="co6" style:family="table-column">
      <style:table-column-properties fo:break-before="auto" style:column-width="3.11cm"/>
    </style:style>
    <style:style style:name="co7" style:family="table-column">
      <style:table-column-properties fo:break-before="auto" style:column-width="3.076cm"/>
    </style:style>
    <style:style style:name="co8" style:family="table-column">
      <style:table-column-properties fo:break-before="auto" style:column-width="2.711cm"/>
    </style:style>
    <style:style style:name="co9" style:family="table-column">
      <style:table-column-properties fo:break-before="auto" style:column-width="3cm"/>
    </style:style>
    <style:style style:name="co10" style:family="table-column">
      <style:table-column-properties fo:break-before="auto" style:column-width="2.267cm"/>
    </style:style>
    <style:style style:name="ro1" style:family="table-row">
      <style:table-row-properties style:row-height="0.792cm" fo:break-before="auto" style:use-optimal-row-height="tru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0.70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percentage-style style:name="N10">
      <number:number number:decimal-places="0" number:min-integer-digits="1"/>
      <number:text>%</number:text>
    </number:percentage-style>
    <number:currency-style style:name="N101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1"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1P0"/>
    </number:currency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262626" style:font-name="Tahoma" fo:font-size="16pt" fo:language="en" fo:country="US" style:font-name-asian="Tahoma" style:font-size-asian="16pt" style:language-asian="en" style:country-asian="US" style:font-name-complex="Tahoma" style:font-size-complex="16pt" style:language-complex="en" style:country-complex="US"/>
    </style:style>
    <style:style style:name="ce3" style:family="table-cell" style:parent-style-name="Default" style:data-style-name="N3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4" style:family="table-cell" style:parent-style-name="Default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5" style:family="table-cell" style:parent-style-name="Default">
      <style:table-cell-properties fo:background-color="#ffff99"/>
      <style:text-properties fo:color="#262626" style:font-name="Tahoma" fo:font-size="16pt" fo:font-weight="normal" style:font-name-asian="Tahoma" style:font-size-asian="16pt" style:font-weight-asian="normal" style:font-name-complex="Tahoma" style:font-size-complex="16pt" style:font-weight-complex="normal"/>
    </style:style>
    <style:style style:name="ce6" style:family="table-cell" style:parent-style-name="Default">
      <style:text-properties fo:font-size="16pt" style:font-size-asian="16pt" style:font-size-complex="16pt"/>
    </style:style>
    <style:style style:name="ce7" style:family="table-cell" style:parent-style-name="Default" style:data-style-name="N1">
      <style:table-cell-properties fo:background-color="#ffff99"/>
      <style:text-properties fo:color="#262626" style:font-name="Tahoma" fo:font-size="16pt" style:font-name-asian="Tahoma" style:font-size-asian="16pt" style:font-name-complex="Tahoma" style:font-size-complex="16pt"/>
    </style:style>
    <style:style style:name="ce8" style:family="table-cell" style:parent-style-name="Default">
      <style:table-cell-properties fo:background-color="#ffff99"/>
      <style:text-properties fo:font-size="16pt" style:font-size-asian="16pt" style:font-size-complex="16pt"/>
    </style:style>
    <style:style style:name="ce9" style:family="table-cell" style:parent-style-name="Default">
      <style:table-cell-properties fo:background-color="#ffff99"/>
      <style:text-properties fo:color="#262626" style:font-name="Tahoma" fo:font-size="16pt" style:font-name-asian="Tahoma" style:font-size-asian="16pt" style:font-name-complex="Tahoma" style:font-size-complex="16pt"/>
    </style:style>
    <style:style style:name="ce10" style:family="table-cell" style:parent-style-name="Default" style:data-style-name="N112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11" style:family="table-cell" style:parent-style-name="Default" style:data-style-name="N112">
      <style:text-properties fo:font-size="16pt" style:font-size-asian="16pt" style:font-size-complex="16pt"/>
    </style:style>
    <style:style style:name="ce12" style:family="table-cell" style:parent-style-name="Default" style:data-style-name="N101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13" style:family="table-cell" style:parent-style-name="Default" style:data-style-name="N112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14" style:family="table-cell" style:parent-style-name="Default" style:data-style-name="N101">
      <style:table-cell-properties fo:background-color="#ffff99"/>
      <style:text-properties style:use-window-font-color="true" fo:font-size="16pt" fo:font-weight="normal" style:font-size-asian="16pt" style:font-weight-asian="normal" style:font-size-complex="16pt" style:font-weight-complex="normal"/>
    </style:style>
    <style:style style:name="ce15" style:family="table-cell" style:parent-style-name="Default" style:data-style-name="N103">
      <style:text-properties fo:font-size="16pt" fo:font-weight="bold" style:font-size-asian="16pt" style:font-weight-asian="bold" style:font-size-complex="16pt" style:font-weight-complex="bold"/>
    </style:style>
    <style:style style:name="ce16" style:family="table-cell" style:parent-style-name="Default" style:data-style-name="N103">
      <style:text-properties fo:color="#6666ff" fo:font-size="16pt" style:font-size-asian="16pt" style:font-size-complex="16pt"/>
    </style:style>
    <style:style style:name="ce17" style:family="table-cell" style:parent-style-name="Default" style:data-style-name="N103">
      <style:text-properties style:use-window-font-color="true" fo:font-size="16pt" style:font-size-asian="16pt" style:font-size-complex="16pt"/>
    </style:style>
    <style:style style:name="ce18" style:family="table-cell" style:parent-style-name="Default" style:data-style-name="N103">
      <style:table-cell-properties style:text-align-source="fix" style:repeat-content="false"/>
      <style:paragraph-properties fo:text-align="end" fo:margin-left="0cm"/>
      <style:text-properties fo:font-size="16pt" style:font-size-asian="16pt" style:font-size-complex="16pt"/>
    </style:style>
    <style:style style:name="ce19" style:family="table-cell" style:parent-style-name="Default" style:data-style-name="N103">
      <style:text-properties fo:font-size="16pt" style:font-size-asian="16pt" style:font-size-complex="16pt"/>
    </style:style>
    <style:style style:name="ce20" style:family="table-cell" style:parent-style-name="Default" style:data-style-name="N103">
      <style:text-properties fo:color="#cc66ff" fo:font-size="16pt" style:font-size-asian="16pt" style:font-size-complex="16pt"/>
    </style:style>
    <style:style style:name="ce21" style:family="table-cell" style:parent-style-name="Default" style:data-style-name="N109">
      <style:text-properties fo:font-size="16pt" style:font-size-asian="16pt" style:font-size-complex="16pt"/>
    </style:style>
    <style:style style:name="ce22" style:family="table-cell" style:parent-style-name="Default" style:data-style-name="N121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23" style:family="table-cell" style:parent-style-name="Default" style:data-style-name="N120">
      <style:text-properties fo:font-size="16pt" style:font-size-asian="16pt" style:font-size-complex="16pt"/>
    </style:style>
    <style:style style:name="ce24" style:family="table-cell" style:parent-style-name="Default" style:data-style-name="N119">
      <style:text-properties fo:font-size="16pt" style:font-size-asian="16pt" style:font-size-complex="16pt"/>
    </style:style>
    <style:style style:name="ce25" style:family="table-cell" style:parent-style-name="Default" style:data-style-name="N124">
      <style:text-properties fo:font-size="16pt" style:font-size-asian="16pt" style:font-size-complex="16pt"/>
    </style:style>
    <style:style style:name="ce26" style:family="table-cell" style:parent-style-name="Default" style:data-style-name="N103">
      <style:text-properties fo:color="#6666ff" style:font-name="Arial" fo:font-size="16pt" style:font-name-asian="Arial Unicode MS" style:font-size-asian="16pt" style:font-name-complex="Arial Unicode MS" style:font-size-complex="16pt"/>
    </style:style>
    <style:style style:name="ce27" style:family="table-cell" style:parent-style-name="Default" style:data-style-name="N123">
      <style:text-properties fo:font-size="16pt" style:font-size-asian="16pt" style:font-size-complex="16pt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6pt" style:font-name-asian="Arial Unicode MS" style:font-size-asian="16pt" style:font-name-complex="Arial Unicode MS" style:font-size-complex="16pt"/>
    </style:style>
    <style:style style:name="ce29" style:family="table-cell" style:parent-style-name="Default" style:data-style-name="N103">
      <style:table-cell-properties fo:background-color="#ffff99"/>
      <style:text-properties fo:color="#6666ff" fo:font-size="16pt" style:font-size-asian="16pt" style:font-size-complex="16pt"/>
    </style:style>
    <style:style style:name="ce30" style:family="table-cell" style:parent-style-name="Default" style:data-style-name="N103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31" style:family="table-cell" style:parent-style-name="Default" style:data-style-name="N103">
      <style:text-properties fo:font-size="16pt" fo:font-weight="normal" style:font-size-asian="16pt" style:font-weight-asian="normal" style:font-size-complex="16pt" style:font-weight-complex="normal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33" style:family="table-cell" style:parent-style-name="Default" style:data-style-name="N10">
      <style:text-properties fo:font-size="16pt" style:font-size-asian="16pt" style:font-size-complex="16pt"/>
    </style:style>
    <style:style style:name="ce34" style:family="table-cell" style:parent-style-name="Default" style:data-style-name="N10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35" style:family="table-cell" style:parent-style-name="Default" style:data-style-name="N113">
      <style:text-properties fo:color="#eeeeee" fo:font-size="16pt" style:font-size-asian="16pt" style:font-size-complex="16pt"/>
    </style:style>
  </office:automatic-styles>
  <office:body>
    <office:spreadsheet>
      <table:table table:name="4月20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3674.738167">
            <text:p>￥103,675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10336">
            <text:p>110,336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10336">
            <text:p>￥110,336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10336">
            <text:p>110336</text:p>
          </table:table-cell>
          <table:table-cell table:style-name="ce23"/>
          <table:table-cell table:style-name="ce26" table:formula="of:=SUM([.I3:.I6])" office:value-type="currency" office:currency="JPY" office:value="5183.73690835">
            <text:p>￥5,184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58866">
            <text:p>0.02058866</text:p>
          </table:table-cell>
          <table:table-cell table:style-name="ce8" office:value-type="float" office:value="0.0059">
            <text:p>0.0059</text:p>
          </table:table-cell>
          <table:table-cell table:style-name="ce12" office:value-type="currency" office:currency="JPY" office:value="914000">
            <text:p>￥914,000</text:p>
          </table:table-cell>
          <table:table-cell table:style-name="ce17" table:formula="of:=[.D3]*[.G3]" office:value-type="currency" office:currency="JPY" office:value="24210.63524">
            <text:p>￥24,211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48866">
            <text:p>0.02648866</text:p>
          </table:table-cell>
          <table:table-cell table:style-name="ce24" table:formula="of:=[.G3]*0.05" office:value-type="float" office:value="0.001324433">
            <text:p>0.0013</text:p>
          </table:table-cell>
          <table:table-cell table:style-name="ce27" table:formula="of:=[.H3]*[.D3]" office:value-type="currency" office:currency="JPY" office:value="1210.531762">
            <text:p>￥1,210.5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40.3417">
            <text:p>540.3417</text:p>
          </table:table-cell>
          <table:table-cell table:style-name="ce9" office:value-type="float" office:value="165.6">
            <text:p>165.6</text:p>
          </table:table-cell>
          <table:table-cell table:style-name="ce13" office:value-type="currency" office:currency="JPY" office:value="41.95">
            <text:p>￥41.950</text:p>
          </table:table-cell>
          <table:table-cell table:style-name="ce17" table:formula="of:=[.D4]*([.B4]+[.C4])" office:value-type="currency" office:currency="JPY" office:value="29614.254315">
            <text:p>￥29,614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05.9417">
            <text:p>705.9417</text:p>
          </table:table-cell>
          <table:table-cell table:style-name="ce25" table:formula="of:=[.G4]*0.05" office:value-type="float" office:value="35.297085">
            <text:p>35.3</text:p>
          </table:table-cell>
          <table:table-cell table:style-name="ce27" table:formula="of:=[.H4]*[.D4]" office:value-type="currency" office:currency="JPY" office:value="1480.71271575">
            <text:p>￥1,480.7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1.9735">
            <text:p>41.9735</text:p>
          </table:table-cell>
          <table:table-cell table:style-name="ce8" office:value-type="float" office:value="11">
            <text:p>11</text:p>
          </table:table-cell>
          <table:table-cell table:style-name="ce13" office:value-type="currency" office:currency="JPY" office:value="431">
            <text:p>￥431.000</text:p>
          </table:table-cell>
          <table:table-cell table:style-name="ce17" table:formula="of:=[.D5]*[.G5]" office:value-type="currency" office:currency="JPY" office:value="22831.5785">
            <text:p>￥22,832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9735">
            <text:p>52.9735</text:p>
          </table:table-cell>
          <table:table-cell table:style-name="ce23" table:formula="of:=[.G5]*0.05" office:value-type="float" office:value="2.648675">
            <text:p>3</text:p>
          </table:table-cell>
          <table:table-cell table:style-name="ce27" table:formula="of:=[.H5]*[.D5]" office:value-type="currency" office:currency="JPY" office:value="1141.578925">
            <text:p>￥1,141.6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table:formula="of:=0.32905568" office:value-type="float" office:value="0.32905568">
            <text:p>0.32905568</text:p>
          </table:table-cell>
          <table:table-cell table:style-name="ce8" office:value-type="float" office:value="0.0971">
            <text:p>0.0971</text:p>
          </table:table-cell>
          <table:table-cell table:style-name="ce14" office:value-type="currency" office:currency="JPY" office:value="63400">
            <text:p>￥63,400</text:p>
          </table:table-cell>
          <table:table-cell table:style-name="ce17" table:formula="of:=[.D6]*[.G6]" office:value-type="currency" office:currency="JPY" office:value="27018.270112">
            <text:p>￥27,018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2615568">
            <text:p>0.42615568</text:p>
          </table:table-cell>
          <table:table-cell table:style-name="ce24" table:formula="of:=[.G6]*0.05" office:value-type="float" office:value="0.021307784">
            <text:p>0.0213</text:p>
          </table:table-cell>
          <table:table-cell table:style-name="ce27" table:formula="of:=[.H6]*[.D6]" office:value-type="currency" office:currency="JPY" office:value="1350.9135056">
            <text:p>￥1,350.9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5918.68454175">
            <text:p>￥25,919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19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9452.6148954">
            <text:p>￥99,453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03279">
            <text:p>103,279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03279">
            <text:p>￥103,27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03279">
            <text:p>103279</text:p>
          </table:table-cell>
          <table:table-cell table:style-name="ce23"/>
          <table:table-cell table:style-name="ce26" table:formula="of:=SUM([.I3:.I6])" office:value-type="currency" office:currency="JPY" office:value="4972.63074477">
            <text:p>￥4,973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54185">
            <text:p>0.02054185</text:p>
          </table:table-cell>
          <table:table-cell table:style-name="ce8" office:value-type="float" office:value="0.0059">
            <text:p>0.0059</text:p>
          </table:table-cell>
          <table:table-cell table:style-name="ce12" office:value-type="currency" office:currency="JPY" office:value="881600">
            <text:p>￥881,600</text:p>
          </table:table-cell>
          <table:table-cell table:style-name="ce17" table:formula="of:=[.D3]*[.G3]" office:value-type="currency" office:currency="JPY" office:value="23311.13496">
            <text:p>￥23,311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44185">
            <text:p>0.02644185</text:p>
          </table:table-cell>
          <table:table-cell table:style-name="ce24" table:formula="of:=[.G3]*0.05" office:value-type="float" office:value="0.0013220925">
            <text:p>0.0013</text:p>
          </table:table-cell>
          <table:table-cell table:style-name="ce27" table:formula="of:=[.H3]*[.D3]" office:value-type="currency" office:currency="JPY" office:value="1165.556748">
            <text:p>￥1,165.6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46.6586">
            <text:p>546.6586</text:p>
          </table:table-cell>
          <table:table-cell table:style-name="ce9" office:value-type="float" office:value="134.9">
            <text:p>134.9</text:p>
          </table:table-cell>
          <table:table-cell table:style-name="ce13" office:value-type="currency" office:currency="JPY" office:value="41.23">
            <text:p>￥41.230</text:p>
          </table:table-cell>
          <table:table-cell table:style-name="ce17" table:formula="of:=[.D4]*([.B4]+[.C4])" office:value-type="currency" office:currency="JPY" office:value="28100.661078">
            <text:p>￥28,101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81.5586">
            <text:p>681.5586</text:p>
          </table:table-cell>
          <table:table-cell table:style-name="ce25" table:formula="of:=[.G4]*0.05" office:value-type="float" office:value="34.07793">
            <text:p>34.1</text:p>
          </table:table-cell>
          <table:table-cell table:style-name="ce27" table:formula="of:=[.H4]*[.D4]" office:value-type="currency" office:currency="JPY" office:value="1405.0330539">
            <text:p>￥1,405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1.8345">
            <text:p>41.8345</text:p>
          </table:table-cell>
          <table:table-cell table:style-name="ce8" office:value-type="float" office:value="11">
            <text:p>11</text:p>
          </table:table-cell>
          <table:table-cell table:style-name="ce13" office:value-type="currency" office:currency="JPY" office:value="419.7">
            <text:p>￥419.700</text:p>
          </table:table-cell>
          <table:table-cell table:style-name="ce17" table:formula="of:=[.D5]*[.G5]" office:value-type="currency" office:currency="JPY" office:value="22174.63965">
            <text:p>￥22,175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8345">
            <text:p>52.8345</text:p>
          </table:table-cell>
          <table:table-cell table:style-name="ce23" table:formula="of:=[.G5]*0.05" office:value-type="float" office:value="2.641725">
            <text:p>3</text:p>
          </table:table-cell>
          <table:table-cell table:style-name="ce27" table:formula="of:=[.H5]*[.D5]" office:value-type="currency" office:currency="JPY" office:value="1108.7319825">
            <text:p>￥1,108.7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4768142">
            <text:p>0.34768142</text:p>
          </table:table-cell>
          <table:table-cell table:style-name="ce8" office:value-type="float" office:value="0.1024">
            <text:p>0.1024</text:p>
          </table:table-cell>
          <table:table-cell table:style-name="ce14" office:value-type="currency" office:currency="JPY" office:value="57470">
            <text:p>￥57,470</text:p>
          </table:table-cell>
          <table:table-cell table:style-name="ce17" table:formula="of:=[.D6]*[.G6]" office:value-type="currency" office:currency="JPY" office:value="25866.1792074">
            <text:p>￥25,866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008142">
            <text:p>0.45008142</text:p>
          </table:table-cell>
          <table:table-cell table:style-name="ce24" table:formula="of:=[.G6]*0.05" office:value-type="float" office:value="0.022504071">
            <text:p>0.0225</text:p>
          </table:table-cell>
          <table:table-cell table:style-name="ce27" table:formula="of:=[.H6]*[.D6]" office:value-type="currency" office:currency="JPY" office:value="1293.30896037">
            <text:p>￥1,293.3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4863.15372385">
            <text:p>￥24,863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18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7960.938033">
            <text:p>￥97,961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96351">
            <text:p>96,35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96351">
            <text:p>￥96,35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96351">
            <text:p>96351</text:p>
          </table:table-cell>
          <table:table-cell table:style-name="ce23"/>
          <table:table-cell table:style-name="ce26" table:formula="of:=SUM([.I3:.I6])" office:value-type="currency" office:currency="JPY" office:value="4898.04690165">
            <text:p>￥4,898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4539">
            <text:p>0.0204539</text:p>
          </table:table-cell>
          <table:table-cell table:style-name="ce8" office:value-type="float" office:value="0.0059">
            <text:p>0.0059</text:p>
          </table:table-cell>
          <table:table-cell table:style-name="ce12" office:value-type="currency" office:currency="JPY" office:value="868445">
            <text:p>￥868,445</text:p>
          </table:table-cell>
          <table:table-cell table:style-name="ce17" table:formula="of:=[.D3]*[.G3]" office:value-type="currency" office:currency="JPY" office:value="22886.9126855">
            <text:p>￥22,887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3539">
            <text:p>0.0263539</text:p>
          </table:table-cell>
          <table:table-cell table:style-name="ce24" table:formula="of:=[.G3]*0.05" office:value-type="float" office:value="0.001317695">
            <text:p>0.0013</text:p>
          </table:table-cell>
          <table:table-cell table:style-name="ce27" table:formula="of:=[.H3]*[.D3]" office:value-type="currency" office:currency="JPY" office:value="1144.345634275">
            <text:p>￥1,144.3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80.4953">
            <text:p>580.4953</text:p>
          </table:table-cell>
          <table:table-cell table:style-name="ce9" office:value-type="float" office:value="173.2">
            <text:p>173.2</text:p>
          </table:table-cell>
          <table:table-cell table:style-name="ce13" office:value-type="currency" office:currency="JPY" office:value="38.795">
            <text:p>￥38.795</text:p>
          </table:table-cell>
          <table:table-cell table:style-name="ce17" table:formula="of:=[.D4]*([.B4]+[.C4])" office:value-type="currency" office:currency="JPY" office:value="29239.6091635">
            <text:p>￥29,240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53.6953">
            <text:p>753.6953</text:p>
          </table:table-cell>
          <table:table-cell table:style-name="ce25" table:formula="of:=[.G4]*0.05" office:value-type="float" office:value="37.684765">
            <text:p>37.7</text:p>
          </table:table-cell>
          <table:table-cell table:style-name="ce27" table:formula="of:=[.H4]*[.D4]" office:value-type="currency" office:currency="JPY" office:value="1461.980458175">
            <text:p>￥1,462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1.4861">
            <text:p>41.4861</text:p>
          </table:table-cell>
          <table:table-cell table:style-name="ce8" office:value-type="float" office:value="11">
            <text:p>11</text:p>
          </table:table-cell>
          <table:table-cell table:style-name="ce13" office:value-type="currency" office:currency="JPY" office:value="396">
            <text:p>￥396.000</text:p>
          </table:table-cell>
          <table:table-cell table:style-name="ce17" table:formula="of:=[.D5]*[.G5]" office:value-type="currency" office:currency="JPY" office:value="20784.4956">
            <text:p>￥20,784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4861">
            <text:p>52.4861</text:p>
          </table:table-cell>
          <table:table-cell table:style-name="ce23" table:formula="of:=[.G5]*0.05" office:value-type="float" office:value="2.624305">
            <text:p>3</text:p>
          </table:table-cell>
          <table:table-cell table:style-name="ce27" table:formula="of:=[.H5]*[.D5]" office:value-type="currency" office:currency="JPY" office:value="1039.22478">
            <text:p>￥1,039.2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4813814">
            <text:p>0.34813814</text:p>
          </table:table-cell>
          <table:table-cell table:style-name="ce8" office:value-type="float" office:value="0.1024">
            <text:p>0.1024</text:p>
          </table:table-cell>
          <table:table-cell table:style-name="ce14" office:value-type="currency" office:currency="JPY" office:value="55600">
            <text:p>￥55,600</text:p>
          </table:table-cell>
          <table:table-cell table:style-name="ce17" table:formula="of:=[.D6]*[.G6]" office:value-type="currency" office:currency="JPY" office:value="25049.920584">
            <text:p>￥25,050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053814">
            <text:p>0.45053814</text:p>
          </table:table-cell>
          <table:table-cell table:style-name="ce24" table:formula="of:=[.G6]*0.05" office:value-type="float" office:value="0.022526907">
            <text:p>0.0225</text:p>
          </table:table-cell>
          <table:table-cell table:style-name="ce27" table:formula="of:=[.H6]*[.D6]" office:value-type="currency" office:currency="JPY" office:value="1252.4960292">
            <text:p>￥1,252.5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4490.23450825">
            <text:p>￥24,490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17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5502.4061676">
            <text:p>￥95,502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91104">
            <text:p>91,104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91104">
            <text:p>￥91,10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91104">
            <text:p>91104</text:p>
          </table:table-cell>
          <table:table-cell table:style-name="ce23"/>
          <table:table-cell table:style-name="ce26" table:formula="of:=SUM([.I3:.I6])" office:value-type="currency" office:currency="JPY" office:value="4775.12030838">
            <text:p>￥4,775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38784">
            <text:p>0.02038784</text:p>
          </table:table-cell>
          <table:table-cell table:style-name="ce8" office:value-type="float" office:value="0.0059">
            <text:p>0.0059</text:p>
          </table:table-cell>
          <table:table-cell table:style-name="ce12" office:value-type="currency" office:currency="JPY" office:value="868800">
            <text:p>￥868,800</text:p>
          </table:table-cell>
          <table:table-cell table:style-name="ce17" table:formula="of:=[.D3]*[.G3]" office:value-type="currency" office:currency="JPY" office:value="22838.875392">
            <text:p>￥22,839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28784">
            <text:p>0.02628784</text:p>
          </table:table-cell>
          <table:table-cell table:style-name="ce24" table:formula="of:=[.G3]*0.05" office:value-type="float" office:value="0.001314392">
            <text:p>0.0013</text:p>
          </table:table-cell>
          <table:table-cell table:style-name="ce27" table:formula="of:=[.H3]*[.D3]" office:value-type="currency" office:currency="JPY" office:value="1141.9437696">
            <text:p>￥1,141.9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85.7482">
            <text:p>585.7482</text:p>
          </table:table-cell>
          <table:table-cell table:style-name="ce9" office:value-type="float" office:value="173.2">
            <text:p>173.2</text:p>
          </table:table-cell>
          <table:table-cell table:style-name="ce13" office:value-type="currency" office:currency="JPY" office:value="36.92">
            <text:p>￥36.920</text:p>
          </table:table-cell>
          <table:table-cell table:style-name="ce17" table:formula="of:=[.D4]*([.B4]+[.C4])" office:value-type="currency" office:currency="JPY" office:value="28020.367544">
            <text:p>￥28,020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58.9482">
            <text:p>758.9482</text:p>
          </table:table-cell>
          <table:table-cell table:style-name="ce25" table:formula="of:=[.G4]*0.05" office:value-type="float" office:value="37.94741">
            <text:p>37.9</text:p>
          </table:table-cell>
          <table:table-cell table:style-name="ce27" table:formula="of:=[.H4]*[.D4]" office:value-type="currency" office:currency="JPY" office:value="1401.0183772">
            <text:p>￥1,401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1.1939">
            <text:p>41.1939</text:p>
          </table:table-cell>
          <table:table-cell table:style-name="ce8" office:value-type="float" office:value="11">
            <text:p>11</text:p>
          </table:table-cell>
          <table:table-cell table:style-name="ce13" office:value-type="currency" office:currency="JPY" office:value="378.4">
            <text:p>￥378.400</text:p>
          </table:table-cell>
          <table:table-cell table:style-name="ce17" table:formula="of:=[.D5]*[.G5]" office:value-type="currency" office:currency="JPY" office:value="19750.17176">
            <text:p>￥19,750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1939">
            <text:p>52.1939</text:p>
          </table:table-cell>
          <table:table-cell table:style-name="ce23" table:formula="of:=[.G5]*0.05" office:value-type="float" office:value="2.609695">
            <text:p>3</text:p>
          </table:table-cell>
          <table:table-cell table:style-name="ce27" table:formula="of:=[.H5]*[.D5]" office:value-type="currency" office:currency="JPY" office:value="987.508588">
            <text:p>￥987.5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4888701">
            <text:p>0.34888701</text:p>
          </table:table-cell>
          <table:table-cell table:style-name="ce8" office:value-type="float" office:value="0.1024">
            <text:p>0.1024</text:p>
          </table:table-cell>
          <table:table-cell table:style-name="ce14" office:value-type="currency" office:currency="JPY" office:value="55160">
            <text:p>￥55,160</text:p>
          </table:table-cell>
          <table:table-cell table:style-name="ce17" table:formula="of:=[.D6]*[.G6]" office:value-type="currency" office:currency="JPY" office:value="24892.9914716">
            <text:p>￥24,893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128701">
            <text:p>0.45128701</text:p>
          </table:table-cell>
          <table:table-cell table:style-name="ce24" table:formula="of:=[.G6]*0.05" office:value-type="float" office:value="0.0225643505">
            <text:p>0.0226</text:p>
          </table:table-cell>
          <table:table-cell table:style-name="ce27" table:formula="of:=[.H6]*[.D6]" office:value-type="currency" office:currency="JPY" office:value="1244.64957358">
            <text:p>￥1,244.6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3875.6015419">
            <text:p>￥23,876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16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4924.922458">
            <text:p>￥94,925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85957">
            <text:p>85,957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85957">
            <text:p>￥85,957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85957">
            <text:p>85957</text:p>
          </table:table-cell>
          <table:table-cell table:style-name="ce23"/>
          <table:table-cell table:style-name="ce26" table:formula="of:=SUM([.I3:.I6])" office:value-type="currency" office:currency="JPY" office:value="4746.2461229">
            <text:p>￥4,746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628344">
            <text:p>0.02628344</text:p>
          </table:table-cell>
          <table:table-cell table:style-name="ce8"/>
          <table:table-cell table:style-name="ce12" office:value-type="currency" office:currency="JPY" office:value="866975">
            <text:p>￥866,975</text:p>
          </table:table-cell>
          <table:table-cell table:style-name="ce17" table:formula="of:=[.D3]*[.G3]" office:value-type="currency" office:currency="JPY" office:value="22787.085394">
            <text:p>￥22,787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28344">
            <text:p>0.02628344</text:p>
          </table:table-cell>
          <table:table-cell table:style-name="ce24" table:formula="of:=[.G3]*0.05" office:value-type="float" office:value="0.001314172">
            <text:p>0.0013</text:p>
          </table:table-cell>
          <table:table-cell table:style-name="ce27" table:formula="of:=[.H3]*[.D3]" office:value-type="currency" office:currency="JPY" office:value="1139.3542697">
            <text:p>￥1,139.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93.8943">
            <text:p>593.8943</text:p>
          </table:table-cell>
          <table:table-cell table:style-name="ce9" office:value-type="float" office:value="173.2">
            <text:p>173.2</text:p>
          </table:table-cell>
          <table:table-cell table:style-name="ce13" office:value-type="currency" office:currency="JPY" office:value="35.1">
            <text:p>￥35.100</text:p>
          </table:table-cell>
          <table:table-cell table:style-name="ce17" table:formula="of:=[.D4]*([.B4]+[.C4])" office:value-type="currency" office:currency="JPY" office:value="26925.00993">
            <text:p>￥26,925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67.0943">
            <text:p>767.0943</text:p>
          </table:table-cell>
          <table:table-cell table:style-name="ce25" table:formula="of:=[.G4]*0.05" office:value-type="float" office:value="38.354715">
            <text:p>38.4</text:p>
          </table:table-cell>
          <table:table-cell table:style-name="ce27" table:formula="of:=[.H4]*[.D4]" office:value-type="currency" office:currency="JPY" office:value="1346.2504965">
            <text:p>￥1,346.3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1.0841">
            <text:p>41.0841</text:p>
          </table:table-cell>
          <table:table-cell table:style-name="ce8" office:value-type="float" office:value="11">
            <text:p>11</text:p>
          </table:table-cell>
          <table:table-cell table:style-name="ce13" office:value-type="currency" office:currency="JPY" office:value="386.9">
            <text:p>￥386.900</text:p>
          </table:table-cell>
          <table:table-cell table:style-name="ce17" table:formula="of:=[.D5]*[.G5]" office:value-type="currency" office:currency="JPY" office:value="20151.33829">
            <text:p>￥20,151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0841">
            <text:p>52.0841</text:p>
          </table:table-cell>
          <table:table-cell table:style-name="ce23" table:formula="of:=[.G5]*0.05" office:value-type="float" office:value="2.604205">
            <text:p>3</text:p>
          </table:table-cell>
          <table:table-cell table:style-name="ce27" table:formula="of:=[.H5]*[.D5]" office:value-type="currency" office:currency="JPY" office:value="1007.5669145">
            <text:p>￥1,007.6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5079148">
            <text:p>0.35079148</text:p>
          </table:table-cell>
          <table:table-cell table:style-name="ce8" office:value-type="float" office:value="0.1024">
            <text:p>0.1024</text:p>
          </table:table-cell>
          <table:table-cell table:style-name="ce14" office:value-type="currency" office:currency="JPY" office:value="55300">
            <text:p>￥55,300</text:p>
          </table:table-cell>
          <table:table-cell table:style-name="ce17" table:formula="of:=[.D6]*[.G6]" office:value-type="currency" office:currency="JPY" office:value="25061.488844">
            <text:p>￥25,06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319148">
            <text:p>0.45319148</text:p>
          </table:table-cell>
          <table:table-cell table:style-name="ce24" table:formula="of:=[.G6]*0.05" office:value-type="float" office:value="0.022659574">
            <text:p>0.0227</text:p>
          </table:table-cell>
          <table:table-cell table:style-name="ce27" table:formula="of:=[.H6]*[.D6]" office:value-type="currency" office:currency="JPY" office:value="1253.0744422">
            <text:p>￥1,253.1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3731.2306145">
            <text:p>￥23,731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15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7257.7994685">
            <text:p>￥97,258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74948">
            <text:p>74,948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74948">
            <text:p>￥74,94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74948">
            <text:p>74948</text:p>
          </table:table-cell>
          <table:table-cell table:style-name="ce23"/>
          <table:table-cell table:style-name="ce26" table:formula="of:=SUM([.I3:.I6])" office:value-type="currency" office:currency="JPY" office:value="4862.889973425">
            <text:p>￥4,863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63741">
            <text:p>0.02063741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892450">
            <text:p>￥892,450</text:p>
          </table:table-cell>
          <table:table-cell table:style-name="ce17" table:formula="of:=[.D3]*[.G3]" office:value-type="currency" office:currency="JPY" office:value="23147.8415545">
            <text:p>￥23,148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93741">
            <text:p>0.02593741</text:p>
          </table:table-cell>
          <table:table-cell table:style-name="ce24" table:formula="of:=[.G3]*0.05" office:value-type="float" office:value="0.0012968705">
            <text:p>0.0013</text:p>
          </table:table-cell>
          <table:table-cell table:style-name="ce27" table:formula="of:=[.H3]*[.D3]" office:value-type="currency" office:currency="JPY" office:value="1157.392077725">
            <text:p>￥1,157.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51.1442">
            <text:p>651.1442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35.9">
            <text:p>￥35.900</text:p>
          </table:table-cell>
          <table:table-cell table:style-name="ce17" table:formula="of:=[.D4]*([.B4]+[.C4])" office:value-type="currency" office:currency="JPY" office:value="28265.65678">
            <text:p>￥28,266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87.3442">
            <text:p>787.3442</text:p>
          </table:table-cell>
          <table:table-cell table:style-name="ce25" table:formula="of:=[.G4]*0.05" office:value-type="float" office:value="39.36721">
            <text:p>39.4</text:p>
          </table:table-cell>
          <table:table-cell table:style-name="ce27" table:formula="of:=[.H4]*[.D4]" office:value-type="currency" office:currency="JPY" office:value="1413.282839">
            <text:p>￥1,413.3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9.5484">
            <text:p>39.5484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96.9">
            <text:p>￥396.900</text:p>
          </table:table-cell>
          <table:table-cell table:style-name="ce17" table:formula="of:=[.D5]*[.G5]" office:value-type="currency" office:currency="JPY" office:value="20459.55996">
            <text:p>￥20,460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1.5484">
            <text:p>51.5484</text:p>
          </table:table-cell>
          <table:table-cell table:style-name="ce23" table:formula="of:=[.G5]*0.05" office:value-type="float" office:value="2.57742">
            <text:p>3</text:p>
          </table:table-cell>
          <table:table-cell table:style-name="ce27" table:formula="of:=[.H5]*[.D5]" office:value-type="currency" office:currency="JPY" office:value="1022.977998">
            <text:p>￥1,023.0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8130986">
            <text:p>0.38130986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55900">
            <text:p>￥55,900</text:p>
          </table:table-cell>
          <table:table-cell table:style-name="ce17" table:formula="of:=[.D6]*[.G6]" office:value-type="currency" office:currency="JPY" office:value="25384.741174">
            <text:p>￥25,385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410986">
            <text:p>0.45410986</text:p>
          </table:table-cell>
          <table:table-cell table:style-name="ce24" table:formula="of:=[.G6]*0.05" office:value-type="float" office:value="0.022705493">
            <text:p>0.0227</text:p>
          </table:table-cell>
          <table:table-cell table:style-name="ce27" table:formula="of:=[.H6]*[.D6]" office:value-type="currency" office:currency="JPY" office:value="1269.2370587">
            <text:p>￥1,269.2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4314.449867125">
            <text:p>￥24,314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14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0632.8351263">
            <text:p>￥90,633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81127">
            <text:p>81,127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81127">
            <text:p>￥81,127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81127">
            <text:p>81127</text:p>
          </table:table-cell>
          <table:table-cell table:style-name="ce23"/>
          <table:table-cell table:style-name="ce26" table:formula="of:=SUM([.I3:.I6])" office:value-type="currency" office:currency="JPY" office:value="4531.641756315">
            <text:p>￥4,532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93741">
            <text:p>0.02093741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853010">
            <text:p>￥853,010</text:p>
          </table:table-cell>
          <table:table-cell table:style-name="ce17" table:formula="of:=[.D3]*[.G3]" office:value-type="currency" office:currency="JPY" office:value="22380.7731041">
            <text:p>￥22,381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23741">
            <text:p>0.02623741</text:p>
          </table:table-cell>
          <table:table-cell table:style-name="ce24" table:formula="of:=[.G3]*0.05" office:value-type="float" office:value="0.0013118705">
            <text:p>0.0013</text:p>
          </table:table-cell>
          <table:table-cell table:style-name="ce27" table:formula="of:=[.H3]*[.D3]" office:value-type="currency" office:currency="JPY" office:value="1119.038655205">
            <text:p>￥1,119.0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50.7541">
            <text:p>650.7541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31.17">
            <text:p>￥31.170</text:p>
          </table:table-cell>
          <table:table-cell table:style-name="ce17" table:formula="of:=[.D4]*([.B4]+[.C4])" office:value-type="currency" office:currency="JPY" office:value="24529.359297">
            <text:p>￥24,529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86.9541">
            <text:p>786.9541</text:p>
          </table:table-cell>
          <table:table-cell table:style-name="ce25" table:formula="of:=[.G4]*0.05" office:value-type="float" office:value="39.347705">
            <text:p>39.3</text:p>
          </table:table-cell>
          <table:table-cell table:style-name="ce27" table:formula="of:=[.H4]*[.D4]" office:value-type="currency" office:currency="JPY" office:value="1226.46796485">
            <text:p>￥1,226.5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9.8291">
            <text:p>39.8291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81.6">
            <text:p>￥381.600</text:p>
          </table:table-cell>
          <table:table-cell table:style-name="ce17" table:formula="of:=[.D5]*[.G5]" office:value-type="currency" office:currency="JPY" office:value="19777.98456">
            <text:p>￥19,778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1.8291">
            <text:p>51.8291</text:p>
          </table:table-cell>
          <table:table-cell table:style-name="ce23" table:formula="of:=[.G5]*0.05" office:value-type="float" office:value="2.591455">
            <text:p>3</text:p>
          </table:table-cell>
          <table:table-cell table:style-name="ce27" table:formula="of:=[.H5]*[.D5]" office:value-type="currency" office:currency="JPY" office:value="988.899228">
            <text:p>￥988.9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8104227">
            <text:p>0.38104227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52760">
            <text:p>￥52,760</text:p>
          </table:table-cell>
          <table:table-cell table:style-name="ce17" table:formula="of:=[.D6]*[.G6]" office:value-type="currency" office:currency="JPY" office:value="23944.7181652">
            <text:p>￥23,945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384227">
            <text:p>0.45384227</text:p>
          </table:table-cell>
          <table:table-cell table:style-name="ce24" table:formula="of:=[.G6]*0.05" office:value-type="float" office:value="0.0226921135">
            <text:p>0.0227</text:p>
          </table:table-cell>
          <table:table-cell table:style-name="ce27" table:formula="of:=[.H6]*[.D6]" office:value-type="currency" office:currency="JPY" office:value="1197.23590826">
            <text:p>￥1,197.2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2658.208781575">
            <text:p>￥22,658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13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3457.2800121">
            <text:p>￥93,457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70063">
            <text:p>70,063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70063">
            <text:p>￥70,063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70063">
            <text:p>70063</text:p>
          </table:table-cell>
          <table:table-cell table:style-name="ce23"/>
          <table:table-cell table:style-name="ce26" table:formula="of:=SUM([.I3:.I6])" office:value-type="currency" office:currency="JPY" office:value="4672.864000605">
            <text:p>￥4,673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54371">
            <text:p>0.02054371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873510">
            <text:p>￥873,510</text:p>
          </table:table-cell>
          <table:table-cell table:style-name="ce17" table:formula="of:=[.D3]*[.G3]" office:value-type="currency" office:currency="JPY" office:value="22574.7391221">
            <text:p>￥22,575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84371">
            <text:p>0.02584371</text:p>
          </table:table-cell>
          <table:table-cell table:style-name="ce24" table:formula="of:=[.G3]*0.05" office:value-type="float" office:value="0.0012921855">
            <text:p>0.0013</text:p>
          </table:table-cell>
          <table:table-cell table:style-name="ce27" table:formula="of:=[.H3]*[.D3]" office:value-type="currency" office:currency="JPY" office:value="1128.736956105">
            <text:p>￥1,128.7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50.4075">
            <text:p>650.4075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31.7">
            <text:p>￥31.700</text:p>
          </table:table-cell>
          <table:table-cell table:style-name="ce17" table:formula="of:=[.D4]*([.B4]+[.C4])" office:value-type="currency" office:currency="JPY" office:value="24935.45775">
            <text:p>￥24,935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86.6075">
            <text:p>786.6075</text:p>
          </table:table-cell>
          <table:table-cell table:style-name="ce25" table:formula="of:=[.G4]*0.05" office:value-type="float" office:value="39.330375">
            <text:p>39.3</text:p>
          </table:table-cell>
          <table:table-cell table:style-name="ce27" table:formula="of:=[.H4]*[.D4]" office:value-type="currency" office:currency="JPY" office:value="1246.7728875">
            <text:p>￥1,246.8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9.2916">
            <text:p>39.2916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400.9">
            <text:p>￥400.900</text:p>
          </table:table-cell>
          <table:table-cell table:style-name="ce17" table:formula="of:=[.D5]*[.G5]" office:value-type="currency" office:currency="JPY" office:value="20562.80244">
            <text:p>￥20,563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1.2916">
            <text:p>51.2916</text:p>
          </table:table-cell>
          <table:table-cell table:style-name="ce23" table:formula="of:=[.G5]*0.05" office:value-type="float" office:value="2.56458">
            <text:p>3</text:p>
          </table:table-cell>
          <table:table-cell table:style-name="ce27" table:formula="of:=[.H5]*[.D5]" office:value-type="currency" office:currency="JPY" office:value="1028.140122">
            <text:p>￥1,028.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815048">
            <text:p>0.3815048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55875">
            <text:p>￥55,875</text:p>
          </table:table-cell>
          <table:table-cell table:style-name="ce17" table:formula="of:=[.D6]*[.G6]" office:value-type="currency" office:currency="JPY" office:value="25384.2807">
            <text:p>￥25,384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43048">
            <text:p>0.4543048</text:p>
          </table:table-cell>
          <table:table-cell table:style-name="ce24" table:formula="of:=[.G6]*0.05" office:value-type="float" office:value="0.02271524">
            <text:p>0.0227</text:p>
          </table:table-cell>
          <table:table-cell table:style-name="ce27" table:formula="of:=[.H6]*[.D6]" office:value-type="currency" office:currency="JPY" office:value="1269.214035">
            <text:p>￥1,269.2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3364.320003025">
            <text:p>￥23,364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12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83512.3363435">
            <text:p>￥83,512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64978">
            <text:p>64,978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64978">
            <text:p>￥64,97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64978">
            <text:p>64978</text:p>
          </table:table-cell>
          <table:table-cell table:style-name="ce23"/>
          <table:table-cell table:style-name="ce26" table:formula="of:=SUM([.I3:.I6])" office:value-type="currency" office:currency="JPY" office:value="4175.616817175">
            <text:p>￥4,176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23313">
            <text:p>0.02023313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819550">
            <text:p>￥819,550</text:p>
          </table:table-cell>
          <table:table-cell table:style-name="ce17" table:formula="of:=[.D3]*[.G3]" office:value-type="currency" office:currency="JPY" office:value="20925.6766915">
            <text:p>￥20,926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53313">
            <text:p>0.02553313</text:p>
          </table:table-cell>
          <table:table-cell table:style-name="ce24" table:formula="of:=[.G3]*0.05" office:value-type="float" office:value="0.0012766565">
            <text:p>0.0013</text:p>
          </table:table-cell>
          <table:table-cell table:style-name="ce27" table:formula="of:=[.H3]*[.D3]" office:value-type="currency" office:currency="JPY" office:value="1046.283834575">
            <text:p>￥1,046.3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43.5082">
            <text:p>643.5082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7.45">
            <text:p>￥27.450</text:p>
          </table:table-cell>
          <table:table-cell table:style-name="ce17" table:formula="of:=[.D4]*([.B4]+[.C4])" office:value-type="currency" office:currency="JPY" office:value="21402.99009">
            <text:p>￥21,403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79.7082">
            <text:p>779.7082</text:p>
          </table:table-cell>
          <table:table-cell table:style-name="ce25" table:formula="of:=[.G4]*0.05" office:value-type="float" office:value="38.98541">
            <text:p>39.0</text:p>
          </table:table-cell>
          <table:table-cell table:style-name="ce27" table:formula="of:=[.H4]*[.D4]" office:value-type="currency" office:currency="JPY" office:value="1070.1495045">
            <text:p>￥1,070.1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8.7563">
            <text:p>38.7563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70">
            <text:p>￥370.000</text:p>
          </table:table-cell>
          <table:table-cell table:style-name="ce17" table:formula="of:=[.D5]*[.G5]" office:value-type="currency" office:currency="JPY" office:value="18779.831">
            <text:p>￥18,780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7563">
            <text:p>50.7563</text:p>
          </table:table-cell>
          <table:table-cell table:style-name="ce23" table:formula="of:=[.G5]*0.05" office:value-type="float" office:value="2.537815">
            <text:p>3</text:p>
          </table:table-cell>
          <table:table-cell table:style-name="ce27" table:formula="of:=[.H5]*[.D5]" office:value-type="currency" office:currency="JPY" office:value="938.99155">
            <text:p>￥939.0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7798146">
            <text:p>0.37798146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9700">
            <text:p>￥49,700</text:p>
          </table:table-cell>
          <table:table-cell table:style-name="ce17" table:formula="of:=[.D6]*[.G6]" office:value-type="currency" office:currency="JPY" office:value="22403.838562">
            <text:p>￥22,404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078146">
            <text:p>0.45078146</text:p>
          </table:table-cell>
          <table:table-cell table:style-name="ce24" table:formula="of:=[.G6]*0.05" office:value-type="float" office:value="0.022539073">
            <text:p>0.0225</text:p>
          </table:table-cell>
          <table:table-cell table:style-name="ce27" table:formula="of:=[.H6]*[.D6]" office:value-type="currency" office:currency="JPY" office:value="1120.1919281">
            <text:p>￥1,120.2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0878.084085875">
            <text:p>￥20,878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11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5815.4643928">
            <text:p>￥75,815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60491">
            <text:p>60,49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60491">
            <text:p>￥60,49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60491">
            <text:p>60491</text:p>
          </table:table-cell>
          <table:table-cell table:style-name="ce23"/>
          <table:table-cell table:style-name="ce26" table:formula="of:=SUM([.I3:.I6])" office:value-type="currency" office:currency="JPY" office:value="3790.77321964">
            <text:p>￥3,791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80612">
            <text:p>0.01980612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34320">
            <text:p>￥734,320</text:p>
          </table:table-cell>
          <table:table-cell table:style-name="ce17" table:formula="of:=[.D3]*[.G3]" office:value-type="currency" office:currency="JPY" office:value="18435.9260384">
            <text:p>￥18,436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10612">
            <text:p>0.02510612</text:p>
          </table:table-cell>
          <table:table-cell table:style-name="ce24" table:formula="of:=[.G3]*0.05" office:value-type="float" office:value="0.001255306">
            <text:p>0.0013</text:p>
          </table:table-cell>
          <table:table-cell table:style-name="ce27" table:formula="of:=[.H3]*[.D3]" office:value-type="currency" office:currency="JPY" office:value="921.79630192">
            <text:p>￥921.8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34.196">
            <text:p>634.196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5.15">
            <text:p>￥25.150</text:p>
          </table:table-cell>
          <table:table-cell table:style-name="ce17" table:formula="of:=[.D4]*([.B4]+[.C4])" office:value-type="currency" office:currency="JPY" office:value="19375.4594">
            <text:p>￥19,375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70.396">
            <text:p>770.396</text:p>
          </table:table-cell>
          <table:table-cell table:style-name="ce25" table:formula="of:=[.G4]*0.05" office:value-type="float" office:value="38.5198">
            <text:p>38.5</text:p>
          </table:table-cell>
          <table:table-cell table:style-name="ce27" table:formula="of:=[.H4]*[.D4]" office:value-type="currency" office:currency="JPY" office:value="968.77297">
            <text:p>￥968.8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8.1878">
            <text:p>38.1878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59.9">
            <text:p>￥359.900</text:p>
          </table:table-cell>
          <table:table-cell table:style-name="ce17" table:formula="of:=[.D5]*[.G5]" office:value-type="currency" office:currency="JPY" office:value="18062.58922">
            <text:p>￥18,063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1878">
            <text:p>50.1878</text:p>
          </table:table-cell>
          <table:table-cell table:style-name="ce23" table:formula="of:=[.G5]*0.05" office:value-type="float" office:value="2.50939">
            <text:p>3</text:p>
          </table:table-cell>
          <table:table-cell table:style-name="ce27" table:formula="of:=[.H5]*[.D5]" office:value-type="currency" office:currency="JPY" office:value="903.129461">
            <text:p>￥903.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7391796">
            <text:p>0.37391796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4640">
            <text:p>￥44,640</text:p>
          </table:table-cell>
          <table:table-cell table:style-name="ce17" table:formula="of:=[.D6]*[.G6]" office:value-type="currency" office:currency="JPY" office:value="19941.4897344">
            <text:p>￥19,94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4671796">
            <text:p>0.44671796</text:p>
          </table:table-cell>
          <table:table-cell table:style-name="ce24" table:formula="of:=[.G6]*0.05" office:value-type="float" office:value="0.022335898">
            <text:p>0.0223</text:p>
          </table:table-cell>
          <table:table-cell table:style-name="ce27" table:formula="of:=[.H6]*[.D6]" office:value-type="currency" office:currency="JPY" office:value="997.07448672">
            <text:p>￥997.1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8953.8660982">
            <text:p>￥18,954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10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2522.458651">
            <text:p>￥72,522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56422">
            <text:p>56,422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56422">
            <text:p>￥56,42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6422">
            <text:p>56422</text:p>
          </table:table-cell>
          <table:table-cell table:style-name="ce23"/>
          <table:table-cell table:style-name="ce26" table:formula="of:=SUM([.I3:.I6])" office:value-type="currency" office:currency="JPY" office:value="3626.12293255">
            <text:p>￥3,626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3589">
            <text:p>0.0193589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24200">
            <text:p>￥724,200</text:p>
          </table:table-cell>
          <table:table-cell table:style-name="ce17" table:formula="of:=[.D3]*[.G3]" office:value-type="currency" office:currency="JPY" office:value="17857.97538">
            <text:p>￥17,858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46589">
            <text:p>0.0246589</text:p>
          </table:table-cell>
          <table:table-cell table:style-name="ce24" table:formula="of:=[.G3]*0.05" office:value-type="float" office:value="0.001232945">
            <text:p>0.0012</text:p>
          </table:table-cell>
          <table:table-cell table:style-name="ce27" table:formula="of:=[.H3]*[.D3]" office:value-type="currency" office:currency="JPY" office:value="892.898769">
            <text:p>￥892.9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23.1754">
            <text:p>623.1754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4.38">
            <text:p>￥24.380</text:p>
          </table:table-cell>
          <table:table-cell table:style-name="ce17" table:formula="of:=[.D4]*([.B4]+[.C4])" office:value-type="currency" office:currency="JPY" office:value="18513.572252">
            <text:p>￥18,514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59.3754">
            <text:p>759.3754</text:p>
          </table:table-cell>
          <table:table-cell table:style-name="ce25" table:formula="of:=[.G4]*0.05" office:value-type="float" office:value="37.96877">
            <text:p>38.0</text:p>
          </table:table-cell>
          <table:table-cell table:style-name="ce27" table:formula="of:=[.H4]*[.D4]" office:value-type="currency" office:currency="JPY" office:value="925.6786126">
            <text:p>￥925.7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7.5636">
            <text:p>37.5636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49">
            <text:p>￥349.000</text:p>
          </table:table-cell>
          <table:table-cell table:style-name="ce17" table:formula="of:=[.D5]*[.G5]" office:value-type="currency" office:currency="JPY" office:value="17297.6964">
            <text:p>￥17,298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9.5636">
            <text:p>49.5636</text:p>
          </table:table-cell>
          <table:table-cell table:style-name="ce23" table:formula="of:=[.G5]*0.05" office:value-type="float" office:value="2.47818">
            <text:p>2</text:p>
          </table:table-cell>
          <table:table-cell table:style-name="ce27" table:formula="of:=[.H5]*[.D5]" office:value-type="currency" office:currency="JPY" office:value="864.88482">
            <text:p>￥864.9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6743852">
            <text:p>0.36743852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2825">
            <text:p>￥42,825</text:p>
          </table:table-cell>
          <table:table-cell table:style-name="ce17" table:formula="of:=[.D6]*[.G6]" office:value-type="currency" office:currency="JPY" office:value="18853.214619">
            <text:p>￥18,853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4023852">
            <text:p>0.44023852</text:p>
          </table:table-cell>
          <table:table-cell table:style-name="ce24" table:formula="of:=[.G6]*0.05" office:value-type="float" office:value="0.022011926">
            <text:p>0.0220</text:p>
          </table:table-cell>
          <table:table-cell table:style-name="ce27" table:formula="of:=[.H6]*[.D6]" office:value-type="currency" office:currency="JPY" office:value="942.66073095">
            <text:p>￥942.7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8130.61466275">
            <text:p>￥18,131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9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2197.086061">
            <text:p>￥72,197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52472">
            <text:p>52,472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52472">
            <text:p>￥52,47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2472">
            <text:p>52472</text:p>
          </table:table-cell>
          <table:table-cell table:style-name="ce23"/>
          <table:table-cell table:style-name="ce26" table:formula="of:=SUM([.I3:.I6])" office:value-type="currency" office:currency="JPY" office:value="3609.85430305">
            <text:p>￥3,610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38351">
            <text:p>0.01938351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24000">
            <text:p>￥724,000</text:p>
          </table:table-cell>
          <table:table-cell table:style-name="ce17" table:formula="of:=[.D3]*[.G3]" office:value-type="currency" office:currency="JPY" office:value="17870.86124">
            <text:p>￥17,871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468351">
            <text:p>0.02468351</text:p>
          </table:table-cell>
          <table:table-cell table:style-name="ce24" table:formula="of:=[.G3]*0.05" office:value-type="float" office:value="0.0012341755">
            <text:p>0.0012</text:p>
          </table:table-cell>
          <table:table-cell table:style-name="ce27" table:formula="of:=[.H3]*[.D3]" office:value-type="currency" office:currency="JPY" office:value="893.543062">
            <text:p>￥893.5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25.188">
            <text:p>625.188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4.195">
            <text:p>￥24.195</text:p>
          </table:table-cell>
          <table:table-cell table:style-name="ce17" table:formula="of:=[.D4]*([.B4]+[.C4])" office:value-type="currency" office:currency="JPY" office:value="18421.78266">
            <text:p>￥18,422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61.388">
            <text:p>761.388</text:p>
          </table:table-cell>
          <table:table-cell table:style-name="ce25" table:formula="of:=[.G4]*0.05" office:value-type="float" office:value="38.0694">
            <text:p>38.1</text:p>
          </table:table-cell>
          <table:table-cell table:style-name="ce27" table:formula="of:=[.H4]*[.D4]" office:value-type="currency" office:currency="JPY" office:value="921.089133">
            <text:p>￥921.1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7.8343">
            <text:p>37.8343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47.6">
            <text:p>￥347.600</text:p>
          </table:table-cell>
          <table:table-cell table:style-name="ce17" table:formula="of:=[.D5]*[.G5]" office:value-type="currency" office:currency="JPY" office:value="17322.40268">
            <text:p>￥17,322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9.8343">
            <text:p>49.8343</text:p>
          </table:table-cell>
          <table:table-cell table:style-name="ce23" table:formula="of:=[.G5]*0.05" office:value-type="float" office:value="2.491715">
            <text:p>2</text:p>
          </table:table-cell>
          <table:table-cell table:style-name="ce27" table:formula="of:=[.H5]*[.D5]" office:value-type="currency" office:currency="JPY" office:value="866.120134">
            <text:p>￥866.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6857861">
            <text:p>0.36857861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2100">
            <text:p>￥42,100</text:p>
          </table:table-cell>
          <table:table-cell table:style-name="ce17" table:formula="of:=[.D6]*[.G6]" office:value-type="currency" office:currency="JPY" office:value="18582.039481">
            <text:p>￥18,582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4137861">
            <text:p>0.44137861</text:p>
          </table:table-cell>
          <table:table-cell table:style-name="ce24" table:formula="of:=[.G6]*0.05" office:value-type="float" office:value="0.0220689305">
            <text:p>0.0221</text:p>
          </table:table-cell>
          <table:table-cell table:style-name="ce27" table:formula="of:=[.H6]*[.D6]" office:value-type="currency" office:currency="JPY" office:value="929.10197405">
            <text:p>￥929.1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8049.27151525">
            <text:p>￥18,049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8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3859.8860038">
            <text:p>￥73,860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48534">
            <text:p>48,534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48534">
            <text:p>￥48,53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8534">
            <text:p>48534</text:p>
          </table:table-cell>
          <table:table-cell table:style-name="ce23"/>
          <table:table-cell table:style-name="ce26" table:formula="of:=SUM([.I3:.I6])" office:value-type="currency" office:currency="JPY" office:value="3692.99430019">
            <text:p>￥3,693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37763">
            <text:p>0.01937763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56545">
            <text:p>￥756,545</text:p>
          </table:table-cell>
          <table:table-cell table:style-name="ce17" table:formula="of:=[.D3]*[.G3]" office:value-type="currency" office:currency="JPY" office:value="18669.73758835">
            <text:p>￥18,670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467763">
            <text:p>0.02467763</text:p>
          </table:table-cell>
          <table:table-cell table:style-name="ce24" table:formula="of:=[.G3]*0.05" office:value-type="float" office:value="0.0012338815">
            <text:p>0.0012</text:p>
          </table:table-cell>
          <table:table-cell table:style-name="ce27" table:formula="of:=[.H3]*[.D3]" office:value-type="currency" office:currency="JPY" office:value="933.4868794175">
            <text:p>￥933.5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24.8028">
            <text:p>624.8028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4.569">
            <text:p>￥24.569</text:p>
          </table:table-cell>
          <table:table-cell table:style-name="ce17" table:formula="of:=[.D4]*([.B4]+[.C4])" office:value-type="currency" office:currency="JPY" office:value="18697.0777932">
            <text:p>￥18,697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61.0028">
            <text:p>761.0028</text:p>
          </table:table-cell>
          <table:table-cell table:style-name="ce25" table:formula="of:=[.G4]*0.05" office:value-type="float" office:value="38.05014">
            <text:p>38.1</text:p>
          </table:table-cell>
          <table:table-cell table:style-name="ce27" table:formula="of:=[.H4]*[.D4]" office:value-type="currency" office:currency="JPY" office:value="934.85388966">
            <text:p>￥934.9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8.0921">
            <text:p>38.0921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51.2">
            <text:p>￥351.200</text:p>
          </table:table-cell>
          <table:table-cell table:style-name="ce17" table:formula="of:=[.D5]*[.G5]" office:value-type="currency" office:currency="JPY" office:value="17592.34552">
            <text:p>￥17,592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0921">
            <text:p>50.0921</text:p>
          </table:table-cell>
          <table:table-cell table:style-name="ce23" table:formula="of:=[.G5]*0.05" office:value-type="float" office:value="2.504605">
            <text:p>3</text:p>
          </table:table-cell>
          <table:table-cell table:style-name="ce27" table:formula="of:=[.H5]*[.D5]" office:value-type="currency" office:currency="JPY" office:value="879.617276">
            <text:p>￥879.6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6854793">
            <text:p>0.36854793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2825">
            <text:p>￥42,825</text:p>
          </table:table-cell>
          <table:table-cell table:style-name="ce17" table:formula="of:=[.D6]*[.G6]" office:value-type="currency" office:currency="JPY" office:value="18900.72510225">
            <text:p>￥18,90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4134793">
            <text:p>0.44134793</text:p>
          </table:table-cell>
          <table:table-cell table:style-name="ce24" table:formula="of:=[.G6]*0.05" office:value-type="float" office:value="0.0220673965">
            <text:p>0.0221</text:p>
          </table:table-cell>
          <table:table-cell table:style-name="ce27" table:formula="of:=[.H6]*[.D6]" office:value-type="currency" office:currency="JPY" office:value="945.0362551125">
            <text:p>￥945.0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8464.97150095">
            <text:p>￥18,465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7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1937.6655681">
            <text:p>￥71,938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44530">
            <text:p>44,530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44530">
            <text:p>￥44,53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4530">
            <text:p>44530</text:p>
          </table:table-cell>
          <table:table-cell table:style-name="ce23"/>
          <table:table-cell table:style-name="ce26" table:formula="of:=SUM([.I3:.I6])" office:value-type="currency" office:currency="JPY" office:value="3596.883278405">
            <text:p>￥3,597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1933245">
            <text:p>0.01933245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33500">
            <text:p>￥733,500</text:p>
          </table:table-cell>
          <table:table-cell table:style-name="ce17" table:formula="of:=[.D3]*[.G3]" office:value-type="currency" office:currency="JPY" office:value="18067.902075">
            <text:p>￥18,068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463245">
            <text:p>0.02463245</text:p>
          </table:table-cell>
          <table:table-cell table:style-name="ce24" table:formula="of:=[.G3]*0.05" office:value-type="float" office:value="0.0012316225">
            <text:p>0.0012</text:p>
          </table:table-cell>
          <table:table-cell table:style-name="ce27" table:formula="of:=[.H3]*[.D3]" office:value-type="currency" office:currency="JPY" office:value="903.39510375">
            <text:p>￥903.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623.8969">
            <text:p>623.8969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3.799">
            <text:p>￥23.799</text:p>
          </table:table-cell>
          <table:table-cell table:style-name="ce17" table:formula="of:=[.D4]*([.B4]+[.C4])" office:value-type="currency" office:currency="JPY" office:value="18089.5461231">
            <text:p>￥18,090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60.0969">
            <text:p>760.0969</text:p>
          </table:table-cell>
          <table:table-cell table:style-name="ce25" table:formula="of:=[.G4]*0.05" office:value-type="float" office:value="38.004845">
            <text:p>38.0</text:p>
          </table:table-cell>
          <table:table-cell table:style-name="ce27" table:formula="of:=[.H4]*[.D4]" office:value-type="currency" office:currency="JPY" office:value="904.477306155">
            <text:p>￥904.5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38.3358">
            <text:p>38.3358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52">
            <text:p>￥352.000</text:p>
          </table:table-cell>
          <table:table-cell table:style-name="ce17" table:formula="of:=[.D5]*[.G5]" office:value-type="currency" office:currency="JPY" office:value="17718.2016">
            <text:p>￥17,718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3358">
            <text:p>50.3358</text:p>
          </table:table-cell>
          <table:table-cell table:style-name="ce23" table:formula="of:=[.G5]*0.05" office:value-type="float" office:value="2.51679">
            <text:p>3</text:p>
          </table:table-cell>
          <table:table-cell table:style-name="ce27" table:formula="of:=[.H5]*[.D5]" office:value-type="currency" office:currency="JPY" office:value="885.91008">
            <text:p>￥885.9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36773697">
            <text:p>0.36773697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1000">
            <text:p>￥41,000</text:p>
          </table:table-cell>
          <table:table-cell table:style-name="ce17" table:formula="of:=[.D6]*[.G6]" office:value-type="currency" office:currency="JPY" office:value="18062.01577">
            <text:p>￥18,062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4053697">
            <text:p>0.44053697</text:p>
          </table:table-cell>
          <table:table-cell table:style-name="ce24" table:formula="of:=[.G6]*0.05" office:value-type="float" office:value="0.0220268485">
            <text:p>0.0220</text:p>
          </table:table-cell>
          <table:table-cell table:style-name="ce27" table:formula="of:=[.H6]*[.D6]" office:value-type="currency" office:currency="JPY" office:value="903.1007885">
            <text:p>￥903.1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17984.416392025">
            <text:p>￥17,984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6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0158.5597861">
            <text:p>￥70,159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40638">
            <text:p>40,638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40638">
            <text:p>￥40,63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0638">
            <text:p>40638</text:p>
          </table:table-cell>
          <table:table-cell table:style-name="ce23"/>
          <table:table-cell table:style-name="ce26" table:formula="of:=SUM([.I3:.I6])" office:value-type="currency" office:currency="JPY" office:value="3507.927989305">
            <text:p>￥3,508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1931293">
            <text:p>0.01931293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12745">
            <text:p>￥712,745</text:p>
          </table:table-cell>
          <table:table-cell table:style-name="ce17" table:formula="of:=[.D3]*[.G3]" office:value-type="currency" office:currency="JPY" office:value="17542.74279285">
            <text:p>￥17,543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461293">
            <text:p>0.02461293</text:p>
          </table:table-cell>
          <table:table-cell table:style-name="ce24" table:formula="of:=[.G3]*0.05" office:value-type="float" office:value="0.0012306465">
            <text:p>0.0012</text:p>
          </table:table-cell>
          <table:table-cell table:style-name="ce27" table:formula="of:=[.H3]*[.D3]" office:value-type="currency" office:currency="JPY" office:value="877.1371396425">
            <text:p>￥877.1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624.0324">
            <text:p>624.0324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3.07">
            <text:p>￥23.070</text:p>
          </table:table-cell>
          <table:table-cell table:style-name="ce17" table:formula="of:=[.D4]*([.B4]+[.C4])" office:value-type="currency" office:currency="JPY" office:value="17538.561468">
            <text:p>￥17,539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60.2324">
            <text:p>760.2324</text:p>
          </table:table-cell>
          <table:table-cell table:style-name="ce23" table:formula="of:=[.G4]*0.05" office:value-type="float" office:value="38.01162">
            <text:p>38</text:p>
          </table:table-cell>
          <table:table-cell table:style-name="ce27" table:formula="of:=[.H4]*[.D4]" office:value-type="currency" office:currency="JPY" office:value="876.9280734">
            <text:p>￥876.9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38.6104">
            <text:p>38.6104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46.5">
            <text:p>￥346.500</text:p>
          </table:table-cell>
          <table:table-cell table:style-name="ce17" table:formula="of:=[.D5]*[.G5]" office:value-type="currency" office:currency="JPY" office:value="17536.5036">
            <text:p>￥17,537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6104">
            <text:p>50.6104</text:p>
          </table:table-cell>
          <table:table-cell table:style-name="ce23" table:formula="of:=[.G5]*0.05" office:value-type="float" office:value="2.53052">
            <text:p>3</text:p>
          </table:table-cell>
          <table:table-cell table:style-name="ce27" table:formula="of:=[.H5]*[.D5]" office:value-type="currency" office:currency="JPY" office:value="876.82518">
            <text:p>￥876.8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36786705">
            <text:p>0.36786705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39805">
            <text:p>￥39,805</text:p>
          </table:table-cell>
          <table:table-cell table:style-name="ce17" table:formula="of:=[.D6]*[.G6]" office:value-type="currency" office:currency="JPY" office:value="17540.75192525">
            <text:p>￥17,54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4066705">
            <text:p>0.44066705</text:p>
          </table:table-cell>
          <table:table-cell table:style-name="ce24" table:formula="of:=[.G6]*0.05" office:value-type="float" office:value="0.0220333525">
            <text:p>0.0220</text:p>
          </table:table-cell>
          <table:table-cell table:style-name="ce27" table:formula="of:=[.H6]*[.D6]" office:value-type="currency" office:currency="JPY" office:value="877.0375962625">
            <text:p>￥877.0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17539.639946525">
            <text:p>￥17,540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5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0446.20321">
            <text:p>￥70,446</text:p>
          </table:table-cell>
          <table:table-cell table:style-name="ce6" office:value-type="string">
            <text:p>除←資産→含</text:p>
          </table:table-cell>
          <table:table-cell table:style-name="ce31" table:formula="of:=SUM([.$E2:.$E6])+[.G7]" office:value-type="currency" office:currency="JPY" office:value="106982.20321">
            <text:p>￥106,982</text:p>
          </table:table-cell>
          <table:table-cell table:style-name="ce1" office:value-type="string">
            <text:p>資産</text:p>
          </table:table-cell>
          <table:table-cell table:style-name="ce34" office:value-type="string">
            <text:p>資産5%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36536">
            <text:p>36,536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36536">
            <text:p>￥36,536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32"/>
          <table:table-cell table:formula="of:=[.B2]+[.C2]" office:value-type="float" office:value="36536">
            <text:p>36536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27196">
            <text:p>0.01927196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17000">
            <text:p>￥717,000</text:p>
          </table:table-cell>
          <table:table-cell table:style-name="ce17" table:formula="of:=[.D3]*[.H3]" office:value-type="currency" office:currency="JPY" office:value="17618.09532">
            <text:p>￥17,618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2457196">
            <text:p>0.02457196</text:p>
          </table:table-cell>
          <table:table-cell table:style-name="ce24" table:formula="of:=[.H3]*0.05" office:value-type="float" office:value="0.001228598">
            <text:p>0.0012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29.9042">
            <text:p>629.9042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3">
            <text:p>￥23.000</text:p>
          </table:table-cell>
          <table:table-cell table:style-name="ce17" table:formula="of:=[.D4]*([.B4]+[.C4])" office:value-type="currency" office:currency="JPY" office:value="17620.3966">
            <text:p>￥17,620</text:p>
          </table:table-cell>
          <table:table-cell table:style-name="ce1" table:formula="of:=[.$A4]" office:value-type="string" office:string-value="XEM">
            <text:p>XEM</text:p>
          </table:table-cell>
          <table:table-cell/>
          <table:table-cell table:formula="of:=[.B4]+[.C4]+[.G4]" office:value-type="float" office:value="766.1042">
            <text:p>766.1042</text:p>
          </table:table-cell>
          <table:table-cell table:style-name="ce35" table:formula="of:=[.H4]*0.05" office:value-type="float" office:value="38.30521">
            <text:p>38.3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9.7621">
            <text:p>39.7621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40">
            <text:p>￥340.000</text:p>
          </table:table-cell>
          <table:table-cell table:style-name="ce17" table:formula="of:=[.D5]*[.H5]" office:value-type="currency" office:currency="JPY" office:value="17599.114">
            <text:p>￥17,599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51.7621">
            <text:p>51.7621</text:p>
          </table:table-cell>
          <table:table-cell table:style-name="ce23" table:formula="of:=[.H5]*0.05" office:value-type="float" office:value="2.588105">
            <text:p>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6198018">
            <text:p>0.36198018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0500">
            <text:p>￥40,500</text:p>
          </table:table-cell>
          <table:table-cell table:style-name="ce17" table:formula="of:=[.D6]*[.H6]" office:value-type="currency" office:currency="JPY" office:value="17608.59729">
            <text:p>￥17,609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43478018">
            <text:p>0.43478018</text:p>
          </table:table-cell>
          <table:table-cell table:style-name="ce24" table:formula="of:=[.H6]*0.05" office:value-type="float" office:value="0.021739009">
            <text:p>0.0217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7611.5508025">
            <text:p>￥17,612</text:p>
          </table:table-cell>
          <table:table-cell table:style-name="ce20" table:formula="of:=[.$E7]-([.$E8]-[.$E$2])/4" office:value-type="currency" office:currency="JPY" office:value="17745.5508025">
            <text:p>￥17,746</text:p>
          </table:table-cell>
          <table:table-cell table:style-name="ce20"/>
          <table:table-cell table:style-name="ce21"/>
          <table:table-cell table:number-columns-repeated="1012"/>
        </table:table-row>
        <table:table-row table:style-name="ro1">
          <table:table-cell table:number-columns-repeated="4"/>
          <table:table-cell table:style-name="ce29" office:value-type="currency" office:currency="JPY" office:value="36000">
            <text:p>￥36,000</text:p>
          </table:table-cell>
          <table:table-cell table:style-name="ce30" office:value-type="currency" office:currency="JPY" office:value="17674">
            <text:p>￥17,674</text:p>
          </table:table-cell>
          <table:table-cell table:style-name="ce19"/>
          <table:table-cell table:number-columns-repeated="3"/>
          <table:table-cell table:style-name="ce19"/>
          <table:table-cell table:number-columns-repeated="1009"/>
        </table:table-row>
        <table:table-row table:style-name="ro1">
          <table:table-cell table:number-columns-repeated="4"/>
          <table:table-cell table:style-name="ce18" office:value-type="currency" office:currency="JPY" office:value="4000">
            <text:p>￥4,000</text:p>
          </table:table-cell>
          <table:table-cell table:style-name="ce18" table:formula="of:=[.E3]-[.F$8]" office:value-type="currency" office:currency="JPY" office:value="-55.9046799999996">
            <text:p>-￥56</text:p>
          </table:table-cell>
          <table:table-cell table:style-name="ce1" office:value-type="string">
            <text:p>BTC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4]-[.F$8]" office:value-type="currency" office:currency="JPY" office:value="-53.6034">
            <text:p>-￥54</text:p>
          </table:table-cell>
          <table:table-cell table:style-name="ce1" office:value-type="string">
            <text:p>XEM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5]-[.F$8]" office:value-type="currency" office:currency="JPY" office:value="-74.8860000000022">
            <text:p>-￥75</text:p>
          </table:table-cell>
          <table:table-cell table:style-name="ce1" office:value-type="string">
            <text:p>MONA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6]-[.F$8]" office:value-type="currency" office:currency="JPY" office:value="-65.4027100000021">
            <text:p>-￥65</text:p>
          </table:table-cell>
          <table:table-cell table:style-name="ce2" office:value-type="string">
            <text:p>ETH</text:p>
          </table:table-cell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/>
          <table:table-cell table:style-name="ce33"/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6"/>
          <table:table-cell table:style-name="ce33"/>
          <table:table-cell table:number-columns-repeated="1013"/>
        </table:table-row>
        <table:table-row table:style-name="ro2" table:number-rows-repeated="1048561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4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5538.951002">
            <text:p>￥75,539</text:p>
          </table:table-cell>
          <table:table-cell table:style-name="ce6" office:value-type="string">
            <text:p>除←資産→含</text:p>
          </table:table-cell>
          <table:table-cell table:style-name="ce31" table:formula="of:=SUM([.$E2:.$E6])+[.G7]" office:value-type="currency" office:currency="JPY" office:value="106885.951002">
            <text:p>￥106,886</text:p>
          </table:table-cell>
          <table:table-cell table:style-name="ce1" office:value-type="string">
            <text:p>資産</text:p>
          </table:table-cell>
          <table:table-cell table:style-name="ce34" office:value-type="string">
            <text:p>資産5%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31347">
            <text:p>31,347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31347">
            <text:p>￥31,347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32"/>
          <table:table-cell table:formula="of:=[.B2]+[.C2]" office:value-type="float" office:value="31347">
            <text:p>31347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55162">
            <text:p>0.01955162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60000">
            <text:p>￥760,000</text:p>
          </table:table-cell>
          <table:table-cell table:style-name="ce17" table:formula="of:=[.D3]*[.H3]" office:value-type="currency" office:currency="JPY" office:value="18887.2312">
            <text:p>￥18,887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2485162">
            <text:p>0.02485162</text:p>
          </table:table-cell>
          <table:table-cell table:style-name="ce24" table:formula="of:=[.H3]*0.05" office:value-type="float" office:value="0.001242581">
            <text:p>0.0012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16.0063">
            <text:p>616.0063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5.1">
            <text:p>￥25.100</text:p>
          </table:table-cell>
          <table:table-cell table:style-name="ce17" table:formula="of:=[.D4]*([.B4]+[.C4])" office:value-type="currency" office:currency="JPY" office:value="18880.37813">
            <text:p>￥18,880</text:p>
          </table:table-cell>
          <table:table-cell table:style-name="ce1" table:formula="of:=[.$A4]" office:value-type="string" office:string-value="XEM">
            <text:p>XEM</text:p>
          </table:table-cell>
          <table:table-cell/>
          <table:table-cell table:formula="of:=[.B4]+[.C4]+[.G4]" office:value-type="float" office:value="752.2063">
            <text:p>752.2063</text:p>
          </table:table-cell>
          <table:table-cell table:style-name="ce35" table:formula="of:=[.H4]*0.05" office:value-type="float" office:value="37.610315">
            <text:p>37.6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2.2356">
            <text:p>42.2356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48.5">
            <text:p>￥348.500</text:p>
          </table:table-cell>
          <table:table-cell table:style-name="ce17" table:formula="of:=[.D5]*[.H5]" office:value-type="currency" office:currency="JPY" office:value="18901.1066">
            <text:p>￥18,901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54.2356">
            <text:p>54.2356</text:p>
          </table:table-cell>
          <table:table-cell table:style-name="ce23" table:formula="of:=[.H5]*0.05" office:value-type="float" office:value="2.71178">
            <text:p>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8081142">
            <text:p>0.38081142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1600">
            <text:p>￥41,600</text:p>
          </table:table-cell>
          <table:table-cell table:style-name="ce17" table:formula="of:=[.D6]*[.H6]" office:value-type="currency" office:currency="JPY" office:value="18870.235072">
            <text:p>￥18,870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45361142">
            <text:p>0.45361142</text:p>
          </table:table-cell>
          <table:table-cell table:style-name="ce24" table:formula="of:=[.H6]*0.05" office:value-type="float" office:value="0.022680571">
            <text:p>0.0227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8884.7377505">
            <text:p>￥18,885</text:p>
          </table:table-cell>
          <table:table-cell table:style-name="ce20" table:formula="of:=[.$E7]-([.$E8]-[.$E$2])/4" office:value-type="currency" office:currency="JPY" office:value="18721.4877505">
            <text:p>￥18,721</text:p>
          </table:table-cell>
          <table:table-cell table:style-name="ce20"/>
          <table:table-cell table:style-name="ce21"/>
          <table:table-cell table:number-columns-repeated="1012"/>
        </table:table-row>
        <table:table-row table:style-name="ro1">
          <table:table-cell table:number-columns-repeated="4"/>
          <table:table-cell table:style-name="ce29" office:value-type="currency" office:currency="JPY" office:value="32000">
            <text:p>￥32,000</text:p>
          </table:table-cell>
          <table:table-cell table:style-name="ce30" office:value-type="currency" office:currency="JPY" office:value="18808">
            <text:p>￥18,808</text:p>
          </table:table-cell>
          <table:table-cell table:style-name="ce19"/>
          <table:table-cell table:number-columns-repeated="3"/>
          <table:table-cell table:style-name="ce19"/>
          <table:table-cell table:number-columns-repeated="1009"/>
        </table:table-row>
        <table:table-row table:style-name="ro1">
          <table:table-cell table:number-columns-repeated="4"/>
          <table:table-cell table:style-name="ce18" office:value-type="currency" office:currency="JPY" office:value="4000">
            <text:p>￥4,000</text:p>
          </table:table-cell>
          <table:table-cell table:style-name="ce18" table:formula="of:=[.E3]-[.F$8]" office:value-type="currency" office:currency="JPY" office:value="79.2311999999984">
            <text:p>￥79</text:p>
          </table:table-cell>
          <table:table-cell table:style-name="ce1" office:value-type="string">
            <text:p>BTC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4]-[.F$8]" office:value-type="currency" office:currency="JPY" office:value="72.378130000001">
            <text:p>￥72</text:p>
          </table:table-cell>
          <table:table-cell table:style-name="ce1" office:value-type="string">
            <text:p>XEM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5]-[.F$8]" office:value-type="currency" office:currency="JPY" office:value="93.1065999999992">
            <text:p>￥93</text:p>
          </table:table-cell>
          <table:table-cell table:style-name="ce1" office:value-type="string">
            <text:p>MONA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6]-[.F$8]" office:value-type="currency" office:currency="JPY" office:value="62.2350719999995">
            <text:p>￥62</text:p>
          </table:table-cell>
          <table:table-cell table:style-name="ce2" office:value-type="string">
            <text:p>ETH</text:p>
          </table:table-cell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/>
          <table:table-cell table:style-name="ce33"/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6"/>
          <table:table-cell table:style-name="ce33"/>
          <table:table-cell table:number-columns-repeated="1013"/>
        </table:table-row>
        <table:table-row table:style-name="ro2" table:number-rows-repeated="1048561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3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9804.1835757">
            <text:p>￥79,804</text:p>
          </table:table-cell>
          <table:table-cell table:style-name="ce6" office:value-type="string">
            <text:p>除←資産→含</text:p>
          </table:table-cell>
          <table:table-cell table:style-name="ce31" table:formula="of:=SUM([.$E2:.$E6])+[.G7]" office:value-type="currency" office:currency="JPY" office:value="107405.1835757">
            <text:p>￥107,405</text:p>
          </table:table-cell>
          <table:table-cell table:style-name="ce1" office:value-type="string">
            <text:p>資産</text:p>
          </table:table-cell>
          <table:table-cell table:style-name="ce34" office:value-type="string">
            <text:p>資産5%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27601">
            <text:p>27,60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27601">
            <text:p>￥27,601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32"/>
          <table:table-cell table:formula="of:=[.B2]+[.C2]" office:value-type="float" office:value="27601">
            <text:p>27601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06363">
            <text:p>0.02006363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86700">
            <text:p>￥786,700</text:p>
          </table:table-cell>
          <table:table-cell table:style-name="ce17" table:formula="of:=[.D3]*[.H3]" office:value-type="currency" office:currency="JPY" office:value="19953.567721">
            <text:p>￥19,954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2536363">
            <text:p>0.02536363</text:p>
          </table:table-cell>
          <table:table-cell table:style-name="ce24" table:formula="of:=[.H3]*0.05" office:value-type="float" office:value="0.0012681815">
            <text:p>0.0013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23.2044">
            <text:p>623.2044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6.269">
            <text:p>￥26.269</text:p>
          </table:table-cell>
          <table:table-cell table:style-name="ce17" table:formula="of:=[.D4]*([.B4]+[.C4])" office:value-type="currency" office:currency="JPY" office:value="19948.7941836">
            <text:p>￥19,949</text:p>
          </table:table-cell>
          <table:table-cell table:style-name="ce1" table:formula="of:=[.$A4]" office:value-type="string" office:string-value="XEM">
            <text:p>XEM</text:p>
          </table:table-cell>
          <table:table-cell/>
          <table:table-cell table:formula="of:=[.B4]+[.C4]+[.G4]" office:value-type="float" office:value="759.4044">
            <text:p>759.4044</text:p>
          </table:table-cell>
          <table:table-cell table:style-name="ce35" table:formula="of:=[.H4]*0.05" office:value-type="float" office:value="37.97022">
            <text:p>38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0.5015">
            <text:p>40.5015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80">
            <text:p>￥380.000</text:p>
          </table:table-cell>
          <table:table-cell table:style-name="ce17" table:formula="of:=[.D5]*[.H5]" office:value-type="currency" office:currency="JPY" office:value="19950.57">
            <text:p>￥19,951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52.5015">
            <text:p>52.5015</text:p>
          </table:table-cell>
          <table:table-cell table:style-name="ce23" table:formula="of:=[.H5]*0.05" office:value-type="float" office:value="2.625075">
            <text:p>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8632442">
            <text:p>0.38632442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3455">
            <text:p>￥43,455</text:p>
          </table:table-cell>
          <table:table-cell table:style-name="ce17" table:formula="of:=[.D6]*[.H6]" office:value-type="currency" office:currency="JPY" office:value="19951.2516711">
            <text:p>￥19,951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45912442">
            <text:p>0.45912442</text:p>
          </table:table-cell>
          <table:table-cell table:style-name="ce24" table:formula="of:=[.H6]*0.05" office:value-type="float" office:value="0.022956221">
            <text:p>0.0230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9951.045893925">
            <text:p>￥19,951</text:p>
          </table:table-cell>
          <table:table-cell table:style-name="ce20" table:formula="of:=[.$E7]-([.$E8]-[.$E$2])/4" office:value-type="currency" office:currency="JPY" office:value="19851.295893925">
            <text:p>￥19,851</text:p>
          </table:table-cell>
          <table:table-cell table:style-name="ce20"/>
          <table:table-cell table:style-name="ce21"/>
          <table:table-cell table:number-columns-repeated="1012"/>
        </table:table-row>
        <table:table-row table:style-name="ro1">
          <table:table-cell table:number-columns-repeated="4"/>
          <table:table-cell table:style-name="ce29" office:value-type="currency" office:currency="JPY" office:value="28000">
            <text:p>￥28,000</text:p>
          </table:table-cell>
          <table:table-cell table:style-name="ce30" office:value-type="currency" office:currency="JPY" office:value="19853">
            <text:p>￥19,853</text:p>
          </table:table-cell>
          <table:table-cell table:style-name="ce19"/>
          <table:table-cell table:number-columns-repeated="3"/>
          <table:table-cell table:style-name="ce19"/>
          <table:table-cell table:number-columns-repeated="1009"/>
        </table:table-row>
        <table:table-row table:style-name="ro1">
          <table:table-cell table:number-columns-repeated="4"/>
          <table:table-cell table:style-name="ce18" office:value-type="currency" office:currency="JPY" office:value="4000">
            <text:p>￥4,000</text:p>
          </table:table-cell>
          <table:table-cell table:style-name="ce18" table:formula="of:=[.E3]-[.F$8]" office:value-type="currency" office:currency="JPY" office:value="100.567720999999">
            <text:p>￥101</text:p>
          </table:table-cell>
          <table:table-cell table:style-name="ce1" office:value-type="string">
            <text:p>BTC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4]-[.F$8]" office:value-type="currency" office:currency="JPY" office:value="95.7941835999955">
            <text:p>￥96</text:p>
          </table:table-cell>
          <table:table-cell table:style-name="ce1" office:value-type="string">
            <text:p>XEM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5]-[.F$8]" office:value-type="currency" office:currency="JPY" office:value="97.5699999999997">
            <text:p>￥98</text:p>
          </table:table-cell>
          <table:table-cell table:style-name="ce1" office:value-type="string">
            <text:p>MONA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6]-[.F$8]" office:value-type="currency" office:currency="JPY" office:value="98.2516710999989">
            <text:p>￥98</text:p>
          </table:table-cell>
          <table:table-cell table:style-name="ce2" office:value-type="string">
            <text:p>ETH</text:p>
          </table:table-cell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/>
          <table:table-cell table:style-name="ce33"/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6"/>
          <table:table-cell table:style-name="ce33"/>
          <table:table-cell table:number-columns-repeated="1013"/>
        </table:table-row>
        <table:table-row table:style-name="ro2" table:number-rows-repeated="1048561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2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3981.69169865">
            <text:p>￥73,982</text:p>
          </table:table-cell>
          <table:table-cell table:style-name="ce6" office:value-type="string">
            <text:p>除←資産→含</text:p>
          </table:table-cell>
          <table:table-cell table:style-name="ce31" table:formula="of:=SUM([.$E2:.$E6])+[.G7]" office:value-type="currency" office:currency="JPY" office:value="97617.69169865">
            <text:p>￥97,618</text:p>
          </table:table-cell>
          <table:table-cell table:style-name="ce1" office:value-type="string">
            <text:p>資産</text:p>
          </table:table-cell>
          <table:table-cell table:style-name="ce34" office:value-type="string">
            <text:p>資産5%</text:p>
          </table:table-cell>
          <table:table-cell table:style-name="ce28"/>
          <table:table-cell table:number-columns-repeated="1010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23636">
            <text:p>23,636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23636">
            <text:p>￥23,636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32"/>
          <table:table-cell table:formula="of:=[.B2]+[.C2]" office:value-type="float" office:value="23636">
            <text:p>23636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1925081">
            <text:p>0.01925081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53290">
            <text:p>￥753,290</text:p>
          </table:table-cell>
          <table:table-cell table:style-name="ce17" table:formula="of:=[.D3]*[.H3]" office:value-type="currency" office:currency="JPY" office:value="18493.8796649">
            <text:p>￥18,494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2455081">
            <text:p>0.02455081</text:p>
          </table:table-cell>
          <table:table-cell table:style-name="ce24" table:formula="of:=[.H3]*0.05" office:value-type="float" office:value="0.0012275405">
            <text:p>0.0012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649.739">
            <text:p>649.739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3.5">
            <text:p>￥23.500</text:p>
          </table:table-cell>
          <table:table-cell table:style-name="ce17" table:formula="of:=[.D4]*([.B4]+[.C4])" office:value-type="currency" office:currency="JPY" office:value="18469.5665">
            <text:p>￥18,470</text:p>
          </table:table-cell>
          <table:table-cell table:style-name="ce1" table:formula="of:=[.$A4]" office:value-type="string" office:string-value="XEM">
            <text:p>XEM</text:p>
          </table:table-cell>
          <table:table-cell/>
          <table:table-cell table:formula="of:=[.B4]+[.C4]+[.G4]" office:value-type="float" office:value="785.939">
            <text:p>785.939</text:p>
          </table:table-cell>
          <table:table-cell table:style-name="ce35" table:formula="of:=[.H4]*0.05" office:value-type="float" office:value="39.29695">
            <text:p>39.3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41.5647">
            <text:p>41.5647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45.8">
            <text:p>￥345.800</text:p>
          </table:table-cell>
          <table:table-cell table:style-name="ce17" table:formula="of:=[.D5]*[.H5]" office:value-type="currency" office:currency="JPY" office:value="18522.67326">
            <text:p>￥18,523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53.5647">
            <text:p>53.5647</text:p>
          </table:table-cell>
          <table:table-cell table:style-name="ce23" table:formula="of:=[.H5]*0.05" office:value-type="float" office:value="2.678235">
            <text:p>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36783305">
            <text:p>0.36783305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1975">
            <text:p>￥41,975</text:p>
          </table:table-cell>
          <table:table-cell table:style-name="ce17" table:formula="of:=[.D6]*[.H6]" office:value-type="currency" office:currency="JPY" office:value="18495.57227375">
            <text:p>￥18,496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44063305">
            <text:p>0.44063305</text:p>
          </table:table-cell>
          <table:table-cell table:style-name="ce24" table:formula="of:=[.H6]*0.05" office:value-type="float" office:value="0.0220316525">
            <text:p>0.0220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18495.4229246625">
            <text:p>￥18,495</text:p>
          </table:table-cell>
          <table:table-cell table:style-name="ce20" table:formula="of:=[.$E7]-([.$E8]-[.$E$2])/4" office:value-type="currency" office:currency="JPY" office:value="18404.4229246625">
            <text:p>￥18,404</text:p>
          </table:table-cell>
          <table:table-cell table:style-name="ce20"/>
          <table:table-cell table:style-name="ce21"/>
          <table:table-cell table:number-columns-repeated="1012"/>
        </table:table-row>
        <table:table-row table:style-name="ro3">
          <table:table-cell table:number-columns-repeated="4"/>
          <table:table-cell table:style-name="ce29" office:value-type="currency" office:currency="JPY" office:value="24000">
            <text:p>￥24,000</text:p>
          </table:table-cell>
          <table:table-cell table:style-name="ce30" office:value-type="currency" office:currency="JPY" office:value="18421">
            <text:p>￥18,421</text:p>
          </table:table-cell>
          <table:table-cell table:style-name="ce19"/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office:value-type="currency" office:currency="JPY" office:value="4000">
            <text:p>￥4,000</text:p>
          </table:table-cell>
          <table:table-cell table:style-name="ce18" table:formula="of:=[.E3]-[.F$8]" office:value-type="currency" office:currency="JPY" office:value="72.8796648999996">
            <text:p>￥73</text:p>
          </table:table-cell>
          <table:table-cell table:style-name="ce1" office:value-type="string">
            <text:p>BTC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3">
          <table:table-cell table:number-columns-repeated="5"/>
          <table:table-cell table:style-name="ce18" table:formula="of:=[.E4]-[.F$8]" office:value-type="currency" office:currency="JPY" office:value="48.5665000000008">
            <text:p>￥49</text:p>
          </table:table-cell>
          <table:table-cell table:style-name="ce1" office:value-type="string">
            <text:p>XEM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3">
          <table:table-cell table:number-columns-repeated="5"/>
          <table:table-cell table:style-name="ce18" table:formula="of:=[.E5]-[.F$8]" office:value-type="currency" office:currency="JPY" office:value="101.67326">
            <text:p>￥102</text:p>
          </table:table-cell>
          <table:table-cell table:style-name="ce1" office:value-type="string">
            <text:p>MONA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3">
          <table:table-cell table:number-columns-repeated="5"/>
          <table:table-cell table:style-name="ce18" table:formula="of:=[.E6]-[.F$8]" office:value-type="currency" office:currency="JPY" office:value="74.57227375">
            <text:p>￥75</text:p>
          </table:table-cell>
          <table:table-cell table:style-name="ce2" office:value-type="string">
            <text:p>ETH</text:p>
          </table:table-cell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5"/>
          <table:table-cell table:style-name="ce18"/>
          <table:table-cell table:style-name="ce33"/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6"/>
          <table:table-cell table:style-name="ce33"/>
          <table:table-cell table:number-columns-repeated="1013"/>
        </table:table-row>
        <table:table-row table:style-name="ro3" table:number-rows-repeated="1048561">
          <table:table-cell table:number-columns-repeated="1020"/>
        </table:table-row>
        <table:table-row table:style-name="ro3">
          <table:table-cell table:number-columns-repeated="102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">
      <number:number number:decimal-places="3" number:min-integer-digits="1" number:grouping="true"/>
    </number:number-style>
    <number:date-style style:name="N110">
      <number:era number:calendar="gengou"/>
      <number:year number:calendar="gengou"/>
      <number:text>.</number:text>
      <number:month number:calendar="gengou"/>
    </number:date-style>
    <number:currency-style style:name="N112P0" style:volatile="true">
      <number:currency-symbol number:language="ja" number:country="JP">￥</number:currency-symbol>
      <number:number number:decimal-places="3" number:min-integer-digits="1" number:grouping="true"/>
    </number:currency-style>
    <number:currency-style style:name="N112">
      <number:text>-</number:text>
      <number:currency-symbol number:language="ja" number:country="JP">￥</number:currency-symbol>
      <number:number number:decimal-places="3" number:min-integer-digits="1" number:grouping="true"/>
      <style:map style:condition="value()&gt;=0" style:apply-style-name="N112P0"/>
    </number:currency-style>
    <number:number-style style:name="N113">
      <number:number number:decimal-places="1" number:min-integer-digits="1"/>
    </number:number-style>
    <number:date-style style:name="N114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currency-style style:name="N116P0" style:volatile="true">
      <number:currency-symbol number:language="ja" number:country="JP">￥</number:currency-symbol>
      <number:number number:decimal-places="4" number:min-integer-digits="1" number:grouping="true"/>
    </number:currency-style>
    <number:currency-style style:name="N116">
      <style:text-properties fo:color="#ff0000"/>
      <number:text>-</number:text>
      <number:currency-symbol number:language="ja" number:country="JP">￥</number:currency-symbol>
      <number:number number:decimal-places="4" number:min-integer-digits="1" number:grouping="true"/>
      <style:map style:condition="value()&gt;=0" style:apply-style-name="N116P0"/>
    </number:currency-style>
    <number:number-style style:name="N117">
      <number:number number:decimal-places="8" number:min-integer-digits="1"/>
    </number:number-style>
    <number:number-style style:name="N118">
      <number:number number:decimal-places="5" number:min-integer-digits="1"/>
    </number:number-style>
    <number:number-style style:name="N119">
      <number:number number:decimal-places="4" number:min-integer-digits="1"/>
    </number:number-style>
    <number:number-style style:name="N120P0" style:volatile="true">
      <number:number number:decimal-places="0" number:min-integer-digits="1"/>
    </number:number-style>
    <number:number-style style:name="N120">
      <style:text-properties fo:color="#ff0000"/>
      <number:text>-</number:text>
      <number:number number:decimal-places="0" number:min-integer-digits="1"/>
      <style:map style:condition="value()&gt;=0" style:apply-style-name="N120P0"/>
    </number:number-style>
    <number:percentage-style style:name="N121">
      <number:number number:decimal-places="1" number:min-integer-digits="1"/>
      <number:text>%</number:text>
    </number:percentage-style>
    <number:currency-style style:name="N123P0" style:volatile="true">
      <number:currency-symbol number:language="ja" number:country="JP">￥</number:currency-symbol>
      <number:number number:decimal-places="1" number:min-integer-digits="1" number:grouping="true"/>
    </number:currency-style>
    <number:currency-style style:name="N123">
      <style:text-properties fo:color="#ff0000"/>
      <number:text>-</number:text>
      <number:currency-symbol number:language="ja" number:country="JP">￥</number:currency-symbol>
      <number:number number:decimal-places="1" number:min-integer-digits="1" number:grouping="true"/>
      <style:map style:condition="value()&gt;=0" style:apply-style-name="N123P0"/>
    </number:currency-style>
    <number:number-style style:name="N124P0" style:volatile="true">
      <number:number number:decimal-places="1" number:min-integer-digits="1"/>
    </number:number-style>
    <number:number-style style:name="N124">
      <style:text-properties fo:color="#ff0000"/>
      <number:text>-</number:text>
      <number:number number:decimal-places="1" number:min-integer-digits="1"/>
      <style:map style:condition="value()&gt;=0" style:apply-style-name="N124P0"/>
    </number:number-style>
    <number:number-style style:name="N8106" number:language="nso" number:country="ZA">
      <number:number number:decimal-places="4"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0">2018/04/20</text:date>, <text:time>20:31:35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鈴木 豊樹</meta:initial-creator>
    <meta:creation-date>2018-01-01T18:42:38</meta:creation-date>
    <dc:date>2018-04-20T20:31:35</dc:date>
    <dc:creator>鈴木 豊樹</dc:creator>
    <meta:editing-duration>P1DT14H21M33S</meta:editing-duration>
    <meta:editing-cycles>131</meta:editing-cycles>
    <meta:generator>OpenOffice/4.1.5$Unix OpenOffice.org_project/415m1$Build-9789</meta:generator>
    <meta:document-statistic meta:table-count="19" meta:cell-count="1150" meta:object-count="0"/>
  </office:meta>
</office:document-meta>
</file>